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05cm" style:type="center"/>
          <style:tab-stop style:position="2.011cm"/>
        </style:tab-stops>
      </style:paragraph-properties>
      <style:text-properties officeooo:rsid="0013aa38" officeooo:paragraph-rsid="0013aa38"/>
    </style:style>
    <style:style style:name="P2" style:family="paragraph" style:parent-style-name="Standard">
      <style:paragraph-properties>
        <style:tab-stops>
          <style:tab-stop style:position="2.011cm" style:type="center"/>
          <style:tab-stop style:position="3.969cm"/>
        </style:tab-stops>
      </style:paragraph-properties>
      <style:text-properties officeooo:rsid="0013aa38" officeooo:paragraph-rsid="0013aa38"/>
    </style:style>
    <style:style style:name="P3" style:family="paragraph" style:parent-style-name="Standard">
      <style:paragraph-properties>
        <style:tab-stops>
          <style:tab-stop style:position="7.779cm" style:type="center"/>
          <style:tab-stop style:position="15.505cm"/>
        </style:tab-stops>
      </style:paragraph-properties>
      <style:text-properties officeooo:rsid="0013aa38" officeooo:paragraph-rsid="0013aa38"/>
    </style:style>
    <style:style style:name="P4" style:family="paragraph" style:parent-style-name="Standard" style:master-page-name="">
      <style:paragraph-properties style:page-number="auto" fo:break-before="page" style:writing-mode="page"/>
      <style:text-properties fo:font-weight="bold" officeooo:rsid="0013aa38" officeooo:paragraph-rsid="0013aa3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est-Description" text:name="TEST_DESCR"/>
        <text:user-field-decl office:value-type="string" office:string-value="IMAGE_1" text:name="IMAGE_1"/>
        <text:user-field-decl office:value-type="string" office:string-value="IMAGE_2" text:name="IMAGE_2"/>
        <text:user-field-decl office:value-type="string" office:string-value="IMAGE_3" text:name="IMAGE_3"/>
      </text:user-field-decls>
      <text:p text:style-name="P4">IMAGE SCALING (IMAGE DIMENSION) TEST - <text:user-field-get text:name="TEST_DESCR">Test-Description</text:user-field-get></text:p>
      <text:p text:style-name="P1">IMAGE_1 <text:s/>= <text:s/>2cm × 2cm<text:line-break/>|<text:tab/>- - - - - - - - -<text:tab/>|<text:line-break/><text:user-field-get text:name="IMAGE_1">IMAGE_1</text:user-field-get><text:line-break/></text:p>
      <text:p text:style-name="P2">IMAGE_2 <text:s/>= <text:s/>4cm × 4cm<text:line-break/>|<text:tab/>- - - - - - - - - - - - - - - - - - <text:tab/>|<text:line-break/><text:user-field-get text:name="IMAGE_2">IMAGE_2</text:user-field-get><text:line-break/></text:p>
      <text:p text:style-name="P3">IMAGE_3 <text:s/>= 15.5cm × <text:s/>1.0cm<text:line-break/>|<text:tab/>- - - - - - - - - - - - - - - - - - - - - - - - - - - - - - - - - - - - - - - - - - - - - - - - - - - - - - - - - - - - - - - - - - - - - - - - - - - - - -<text:tab/>|<text:line-break/><text:user-field-get text:name="IMAGE_3">IMAGE_3</text:user-field-get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5cm" loext:contextual-spacing="fals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Riebe</meta:initial-creator>
    <meta:creation-date>2017-05-21T18:23:37.038000000</meta:creation-date>
    <dc:date>2017-05-21T18:33:12.788000000</dc:date>
    <dc:creator>Moritz Riebe</dc:creator>
    <meta:editing-duration>PT6M50S</meta:editing-duration>
    <meta:editing-cycles>4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4" meta:word-count="136" meta:character-count="373" meta:non-whitespace-character-count="231"/>
  </office:meta>
</office:document-meta>
</file>